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00000024E0F71A4721706A633.png" manifest:media-type="image/png"/>
  <manifest:file-entry manifest:full-path="Pictures/100545F6000076F6000052C96742961FEB4428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53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82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cm" svg:y="0.3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9.2cm" svg:y="0.3cm">
          <draw:text-box>
            <text:p><text:span text:style-name="T1">B.</text:span></text:p>
          </draw:text-box>
        </draw:frame>
        <draw:frame draw:style-name="gr1" draw:text-style-name="P1" draw:layer="layout" svg:width="2.2cm" svg:height="1.358cm" svg:x="0cm" svg:y="7.3cm">
          <draw:text-box>
            <text:p><text:span text:style-name="T1">C.</text:span></text:p>
          </draw:text-box>
        </draw:frame>
        <draw:frame draw:style-name="gr1" draw:text-style-name="P1" draw:layer="layout" svg:width="2.2cm" svg:height="1.358cm" svg:x="9.2cm" svg:y="7.3cm">
          <draw:text-box>
            <text:p><text:span text:style-name="T1">D.</text:span></text:p>
          </draw:text-box>
        </draw:frame>
        <draw:frame draw:style-name="gr2" draw:text-style-name="P2" draw:layer="layout" svg:width="18.5cm" svg:height="6.473cm" svg:x="0.3cm" svg:y="1.027cm">
          <draw:image xlink:href="Pictures/100545F6000076F6000052C96742961FEB442842.svg" xlink:type="simple" xlink:show="embed" xlink:actuate="onLoad" loext:mime-type="image/svg+xml">
            <text:p/>
          </draw:image>
          <draw:image xlink:href="Pictures/10000201000003500000024E0F71A4721706A633.png" xlink:type="simple" xlink:show="embed" xlink:actuate="onLoad" loext:mime-type="image/png"/>
        </draw:frame>
        <draw:frame draw:style-name="gr3" draw:text-style-name="P2" draw:layer="layout" svg:width="18.5cm" svg:height="6.3cm" svg:x="0.3cm" svg:y="8.1cm">
          <draw:image xlink:href="Pictures/100545F6000076F6000052C96742961FEB442842.svg" xlink:type="simple" xlink:show="embed" xlink:actuate="onLoad" loext:mime-type="image/svg+xml">
            <text:p/>
          </draw:image>
          <draw:image xlink:href="Pictures/10000201000003500000024E0F71A4721706A63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2:04:00.726123732</meta:creation-date>
    <dc:date>2024-08-27T14:38:47.571473535</dc:date>
    <meta:editing-duration>PT3H20M8S</meta:editing-duration>
    <meta:editing-cycles>4</meta:editing-cycles>
    <meta:generator>LibreOffice/6.4.7.2$Linux_X86_64 LibreOffice_project/40$Build-2</meta:generator>
    <meta:document-statistic meta:object-count="6"/>
  </office:meta>
</office:document-meta>
</file>